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8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  <style:text-properties fo:font-size="2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7cm" svg:height="10cm" svg:x="0.5cm" svg:y="9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0.502cm" svg:height="0.962cm" svg:x="13.5cm" svg:y="8.5cm">
          <draw:text-box>
            <text:p text:style-name="P2"/>
          </draw:text-box>
        </draw:frame>
        <draw:frame draw:style-name="gr3" draw:text-style-name="P3" draw:layer="layout" svg:width="5.48cm" svg:height="1.195cm" svg:x="1.5cm" svg:y="12.305cm">
          <draw:text-box>
            <text:p text:style-name="P2"><text:span text:style-name="T1">Process Data</text:span></text:p>
          </draw:text-box>
        </draw:frame>
        <draw:frame draw:style-name="gr4" draw:text-style-name="P2" draw:layer="layout" svg:width="8.5cm" svg:height="18.25cm" svg:x="0cm" svg:y="2.25cm">
          <draw:text-box>
            <text:p text:style-name="P2"/>
          </draw:text-box>
        </draw:frame>
        <draw:frame draw:style-name="gr5" draw:text-style-name="P2" draw:layer="layout" svg:width="1.5cm" svg:height="0.962cm" svg:x="1cm" svg:y="15cm">
          <draw:text-box>
            <text:p text:style-name="P2"/>
          </draw:text-box>
        </draw:frame>
        <draw:frame draw:style-name="gr3" draw:text-style-name="P3" draw:layer="layout" svg:width="4.376cm" svg:height="2.139cm" svg:x="10.505cm" svg:y="12cm">
          <draw:text-box>
            <text:p text:style-name="P2"><text:span text:style-name="T1">read(pipe)</text:span></text:p>
            <text:p text:style-name="P2"><text:span text:style-name="T1">write(pipe)</text:span></text:p>
          </draw:text-box>
        </draw:frame>
        <draw:line draw:style-name="gr6" draw:text-style-name="P1" draw:layer="layout" svg:x1="7.5cm" svg:y1="12cm" svg:x2="10.5cm" svg:y2="12.5cm">
          <text:p text:style-name="P2"/>
        </draw:line>
        <draw:line draw:style-name="gr6" draw:text-style-name="P1" draw:layer="layout" svg:x1="7.5cm" svg:y1="14cm" svg:x2="10.5cm" svg:y2="13.5cm">
          <text:p text:style-name="P2"/>
        </draw:line>
        <draw:custom-shape draw:style-name="gr7" draw:text-style-name="P5" draw:layer="layout" svg:width="7cm" svg:height="3.5cm" svg:x="11.5cm" svg:y="0.5cm">
          <text:p text:style-name="P4"><text:span text:style-name="T1">priv. Daemon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cm" svg:y1="9cm" svg:x2="11.5cm" svg:y2="2.5cm">
          <text:p text:style-name="P6"><text:span text:style-name="T1">Pipe</text:span></text:p>
        </draw:line>
        <draw:frame draw:style-name="gr3" draw:text-style-name="P3" draw:layer="layout" svg:width="8.249cm" svg:height="2.139cm" svg:x="12.251cm" svg:y="7.861cm">
          <draw:text-box>
            <text:p text:style-name="P2"><text:span text:style-name="T1">fcntl(pipe, F_SETFD,</text:span></text:p>
            <text:p text:style-name="P2"><text:span text:style-name="T1">FD_CLOEXEC)</text:span></text:p>
          </draw:text-box>
        </draw:frame>
        <draw:line draw:style-name="gr6" draw:text-style-name="P1" draw:layer="layout" svg:x1="7.5cm" svg:y1="9.5cm" svg:x2="12cm" svg:y2="9cm">
          <text:p text:style-name="P2"/>
        </draw:line>
        <draw:frame draw:style-name="gr3" draw:text-style-name="P3" draw:layer="layout" svg:width="5.48cm" svg:height="1.195cm" svg:x="0.52cm" svg:y="3.305cm">
          <draw:text-box>
            <text:p text:style-name="P2"><text:span text:style-name="T1">authenticated</text:span></text:p>
          </draw:text-box>
        </draw:frame>
        <draw:line draw:style-name="gr6" draw:text-style-name="P1" draw:layer="layout" svg:x1="6cm" svg:y1="4cm" svg:x2="8.5cm" svg:y2="4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09:50:43</meta:creation-date>
    <dc:date>2007-02-01T12:03:13</dc:date>
    <dc:language>de-DE</dc:language>
    <meta:editing-cycles>5</meta:editing-cycles>
    <meta:editing-duration>PT27M19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